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D6650F96.png" manifest:media-type="image/png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8.546cm" fo:min-width="37.092cm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3.052cm" fo:min-width="4.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3.052cm" fo:min-width="4.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3.071cm" fo:min-width="4.606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3.071cm" fo:min-width="4.606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color="#000000" draw:marker-start-width="0cm" draw:marker-end="Arrow" draw:marker-end-width="0.3cm" draw:fill="none" draw:textarea-vertical-align="middle" loext:decorative="false"/>
    </style:style>
    <style:style style:name="gr7" style:family="graphic" style:parent-style-name="objectwithoutfill">
      <style:graphic-properties draw:stroke="dash" draw:stroke-dash="Long_20_Dash" svg:stroke-color="#000000" draw:marker-start-width="0cm" draw:marker-end="Arrow" draw:marker-end-width="0.3cm" draw:fill="none" draw:textarea-vertical-align="middle" loext:decorative="false"/>
    </style:style>
    <style:style style:name="gr8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6" style:family="graphic" style:parent-style-name="objectwithoutfill">
      <style:graphic-properties draw:stroke="dash" draw:stroke-dash="Double_20_Dash" svg:stroke-color="#000000" draw:marker-start="Arrowheads_20_50" draw:marker-start-width="0cm" draw:marker-end-width="0cm" draw:fill="none" draw:textarea-vertical-align="middle" loext:decorative="false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3.045cm" fo:min-width="4.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3.045cm" fo:min-width="4.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9" style:family="graphic" style:parent-style-name="objectwithoutfill">
      <style:graphic-properties svg:stroke-color="#000000" draw:marker-start-width="0cm" draw:marker-end="Arrow" draw:marker-end-width="0.3cm" draw:fill="none" draw:textarea-vertical-align="middle" loext:decorative="false"/>
    </style:style>
    <style:style style:name="gr20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fill="solid" draw:fill-color="#b7b3ca" draw:textarea-horizontal-align="justify" draw:textarea-vertical-align="middle" draw:auto-grow-height="false" fo:min-height="1.338cm" fo:min-width="2.549cm" loext:decorative="false"/>
      <style:paragraph-properties style:writing-mode="lr-tb"/>
    </style:style>
    <style:style style:name="gr29" style:family="graphic" style:parent-style-name="standard" style:list-style-name="L1">
      <style:graphic-properties draw:fill="solid" draw:fill-color="#b7b3ca" draw:textarea-horizontal-align="justify" draw:textarea-vertical-align="middle" draw:auto-grow-height="false" fo:min-height="1.338cm" fo:min-width="2.549cm" loext:decorative="false"/>
      <style:paragraph-properties style:writing-mode="lr-tb"/>
    </style:style>
    <style:style style:name="gr30" style:family="graphic" style:parent-style-name="objectwithoutfill">
      <style:graphic-properties svg:stroke-color="#000000" draw:marker-start="Arrow" draw:marker-start-width="0.203cm" draw:marker-end="Arrow" draw:marker-end-width="0.203cm" draw:fill="none" draw:textarea-vertical-align="middle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bold"/>
    </style:style>
    <style:style style:name="P5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600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style="normal" fo:font-weight="normal" style:font-size-asian="12pt" style:font-size-complex="12pt" style:font-weight-complex="600"/>
    </style:style>
    <style:style style:name="P12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style="normal" fo:font-weight="normal" style:font-size-asian="12pt" style:font-size-complex="12pt" style:font-weight-complex="600"/>
    </style:style>
    <style:style style:name="P13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style="normal" fo:font-weight="normal" style:font-size-asian="12pt" style:font-size-complex="12pt" style:font-weight-complex="600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/>
    </style:style>
    <style:style style:name="P15" style:family="paragraph">
      <loext:graphic-properties draw:fill="solid" draw:fill-color="#b7b3ca"/>
      <style:paragraph-properties fo:margin-left="0cm" fo:margin-right="0cm" fo:margin-top="0cm" fo:margin-bottom="0cm" fo:line-height="100%" fo:text-align="center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/>
    </style:style>
    <style:style style:name="T1" style:family="text">
      <style:text-properties fo:color="#000000" loext:opacity="100%" style:font-name="Liberation Sans1" fo:font-size="12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1" fo:font-size="12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color="#000000" loext:opacity="100%" style:font-name="Liberation Sans1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7.592cm" svg:height="18.79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08cm" svg:height="3.302cm" svg:x="21.946cm" svg:y="2.27cm">
          <draw:glue-point draw:id="4" svg:x="-4.982cm" svg:y="-1.538cm"/>
          <draw:glue-point draw:id="5" svg:x="-4.982cm" svg:y="1.538cm"/>
          <draw:glue-point draw:id="6" svg:x="-2.5cm" svg:y="5cm"/>
          <draw:glue-point draw:id="7" svg:x="2.5cm" svg:y="5cm"/>
          <draw:glue-point draw:id="10" svg:x="5.001cm" svg:y="-1.538cm"/>
          <draw:glue-point draw:id="11" svg:x="5.001cm" svg:y="1.538cm"/>
          <text:p text:style-name="P2"><text:span text:style-name="T1">Authorization Server</text:span></text:p>
          <text:p text:style-name="P2"><text:span text:style-name="T1">(AS_ba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5.08cm" svg:height="3.302cm" svg:x="10.482cm" svg:y="2.291cm">
          <draw:glue-point draw:id="4" svg:x="-2.433cm" svg:y="4.936cm"/>
          <draw:glue-point draw:id="5" svg:x="2.566cm" svg:y="4.936cm"/>
          <draw:glue-point draw:id="6" svg:x="-2.54cm" svg:y="-0.528cm" draw:align="center"/>
          <draw:glue-point draw:id="7" svg:x="-5.001cm" svg:y="1.09cm"/>
          <text:p text:style-name="P2"><text:span text:style-name="T1">Authorization Server</text:span></text:p>
          <text:p text:style-name="P2"><text:span text:style-name="T1">(AS_fo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4" draw:id="id4" draw:layer="layout" svg:width="5.08cm" svg:height="3.302cm" svg:x="21.946cm" svg:y="9.89cm">
          <draw:glue-point draw:id="4" svg:x="-5.001cm" svg:y="1.538cm"/>
          <draw:glue-point draw:id="5" svg:x="-5cm" svg:y="4.23cm"/>
          <draw:glue-point draw:id="6" svg:x="-2.5cm" svg:y="-5cm"/>
          <draw:glue-point draw:id="7" svg:x="2.5cm" svg:y="-5cm"/>
          <draw:glue-point draw:id="8" svg:x="5.001cm" svg:y="-1.538cm"/>
          <draw:glue-point draw:id="9" svg:x="5.001cm" svg:y="1.153cm"/>
          <text:p text:style-name="P4"><text:span text:style-name="T1">Resource Server</text:span></text:p>
          <text:p text:style-name="P4"><text:span text:style-name="T1">(RS_bar)</text:span></text:p>
          <text:p text:style-name="P4"><text:span text:style-name="T1">a.k.a.</text:span></text:p>
          <text:p text:style-name="P4"><text:span text:style-name="T1">Mail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" draw:id="id1" draw:layer="layout" svg:width="5.08cm" svg:height="3.302cm" svg:x="10.516cm" svg:y="9.89cm">
          <draw:glue-point draw:id="4" svg:x="-2.5cm" svg:y="-5cm"/>
          <draw:glue-point draw:id="5" svg:x="2.5cm" svg:y="-5cm"/>
          <draw:glue-point draw:id="6" svg:x="5cm" svg:y="-4.23cm"/>
          <draw:glue-point draw:id="7" svg:x="5.001cm" svg:y="1.538cm"/>
          <draw:glue-point draw:id="8" svg:x="5cm" svg:y="4.23cm"/>
          <draw:glue-point draw:id="9" svg:x="-4.982cm" svg:y="-1.538cm"/>
          <draw:glue-point draw:id="10" svg:x="-4.982cm" svg:y="1.153cm"/>
          <draw:glue-point draw:id="11" svg:x="5.001cm" svg:y="-1.538cm"/>
          <text:p text:style-name="P6"><text:span text:style-name="T2">RS/Client</text:span></text:p>
          <text:p text:style-name="P6"><text:span text:style-name="T2">(RS_Client_foo)</text:span></text:p>
          <text:p text:style-name="P6"><text:span text:style-name="T2">a.k.a.</text:span></text:p>
          <text:p text:style-name="P6"><text:span text:style-name="T2">Mailbox</text:span></text:p>
          <text:p text:style-name="P6"><text:span text:style-name="T2">Mail Transfer Agent</text:span></text:p>
          <text:p text:style-name="P6"><text:span text:style-name="T2">(MT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11.786cm" svg:y1="9.89cm" svg:x2="11.787cm" svg:y2="5.571cm" draw:start-shape="id1" draw:start-glue-point="4" draw:end-shape="id2" draw:end-glue-point="4" svg:d="M11786 9890l1-4319" svg:viewBox="0 0 2 4320">
          <text:p/>
        </draw:connector>
        <draw:line draw:style-name="gr6" draw:text-style-name="P8" draw:layer="layout" svg:x1="14.326cm" svg:y1="5.572cm" svg:x2="14.326cm" svg:y2="9.89cm">
          <text:p/>
        </draw:line>
        <draw:connector draw:style-name="gr6" draw:text-style-name="P8" draw:layer="layout" draw:type="line" svg:x1="15.596cm" svg:y1="10.145cm" svg:x2="21.956cm" svg:y2="3.414cm" draw:start-shape="id1" draw:start-glue-point="6" draw:end-shape="id3" draw:end-glue-point="4" svg:d="M15596 10145l6360-6731" svg:viewBox="0 0 6361 6732">
          <text:p/>
        </draw:connector>
        <draw:connector draw:style-name="gr6" draw:text-style-name="P8" draw:layer="layout" draw:type="line" svg:x1="21.956cm" svg:y1="4.428cm" svg:x2="15.596cm" svg:y2="11.034cm" draw:start-shape="id3" draw:start-glue-point="5" draw:end-shape="id1" draw:end-glue-point="11" svg:d="M21956 4428l-6360 6606" svg:viewBox="0 0 6361 6607">
          <text:p/>
        </draw:connector>
        <draw:connector draw:style-name="gr6" draw:text-style-name="P8" draw:layer="layout" draw:type="line" svg:x1="15.596cm" svg:y1="12.048cm" svg:x2="21.946cm" svg:y2="12.048cm" draw:start-shape="id1" draw:start-glue-point="7" draw:end-shape="id4" draw:end-glue-point="4" svg:d="M15596 12048h6350" svg:viewBox="0 0 6351 1">
          <text:p/>
        </draw:connector>
        <draw:connector draw:style-name="gr6" draw:text-style-name="P8" draw:layer="layout" draw:type="line" svg:x1="21.946cm" svg:y1="12.937cm" svg:x2="15.596cm" svg:y2="12.937cm" draw:start-shape="id4" draw:start-glue-point="5" draw:end-shape="id1" draw:end-glue-point="8" svg:d="M21946 12937h-6350" svg:viewBox="0 0 6351 1">
          <text:p/>
        </draw:connector>
        <draw:connector draw:style-name="gr7" draw:text-style-name="P8" draw:layer="layout" draw:type="line" svg:x1="23.216cm" svg:y1="9.89cm" svg:x2="23.216cm" svg:y2="5.572cm" draw:start-shape="id4" draw:start-glue-point="6" draw:end-shape="id3" draw:end-glue-point="6" svg:d="M23216 9890v-4318" svg:viewBox="0 0 1 4319">
          <text:p/>
        </draw:connector>
        <draw:connector draw:style-name="gr7" draw:text-style-name="P8" draw:layer="layout" draw:type="line" svg:x1="25.756cm" svg:y1="5.572cm" svg:x2="25.756cm" svg:y2="9.89cm" draw:start-shape="id3" draw:start-glue-point="7" draw:end-shape="id4" draw:end-glue-point="7" svg:d="M25756 5572v4318" svg:viewBox="0 0 1 4319">
          <text:p/>
        </draw:connector>
        <draw:custom-shape draw:style-name="gr8" draw:text-style-name="P10" draw:layer="layout" svg:width="0.777cm" svg:height="0.854cm" svg:x="11.022cm" svg:y="7.296cm">
          <text:list text:style-name="L3">
            <text:list-item>
              <text:p text:style-name="P9"><text:span text:style-name="T3">5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" draw:text-style-name="P10" draw:layer="layout" svg:width="0.777cm" svg:height="0.854cm" svg:x="13.523cm" svg:y="7.297cm">
          <text:list text:style-name="L3">
            <text:list-item>
              <text:p text:style-name="P9"><text:span text:style-name="T3">6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10" draw:layer="layout" svg:width="0.777cm" svg:height="0.854cm" svg:x="17.623cm" svg:y="6.298cm">
          <text:list text:style-name="L3">
            <text:list-item>
              <text:p text:style-name="P9"><text:span text:style-name="T3">7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" draw:text-style-name="P10" draw:layer="layout" svg:width="0.777cm" svg:height="0.854cm" svg:x="18.948cm" svg:y="7.523cm">
          <text:list text:style-name="L3">
            <text:list-item>
              <text:p text:style-name="P9"><text:span text:style-name="T3">8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" draw:text-style-name="P10" draw:layer="layout" svg:width="0.777cm" svg:height="0.854cm" svg:x="17.624cm" svg:y="11.198cm">
          <text:list text:style-name="L3">
            <text:list-item>
              <text:p text:style-name="P9"><text:span text:style-name="T3">9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10" draw:layer="layout" svg:width="1.053cm" svg:height="0.854cm" svg:x="17.486cm" svg:y="12.075cm">
          <text:list text:style-name="L3">
            <text:list-item>
              <text:p text:style-name="P9"><text:span text:style-name="T3">10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0" draw:layer="layout" svg:width="1.016cm" svg:height="0.854cm" svg:x="22.305cm" svg:y="7.298cm">
          <text:list text:style-name="L3">
            <text:list-item>
              <text:p text:style-name="P9"><text:span text:style-name="T3">11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0" draw:layer="layout" svg:width="1.053cm" svg:height="0.854cm" svg:x="24.786cm" svg:y="7.299cm">
          <text:list text:style-name="L3">
            <text:list-item>
              <text:p text:style-name="P9"><text:span text:style-name="T3">12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6" draw:text-style-name="P8" draw:layer="layout" svg:x1="18.771cm" svg:y1="1.435cm" svg:x2="18.771cm" svg:y2="17.542cm">
          <text:p/>
        </draw:line>
        <draw:custom-shape draw:style-name="gr17" draw:text-style-name="P12" xml:id="id5" draw:id="id5" draw:layer="layout" svg:width="5.08cm" svg:height="3.302cm" svg:x="2.27cm" svg:y="6.08cm">
          <draw:glue-point draw:id="4" svg:x="5cm" svg:y="-3.846cm"/>
          <draw:glue-point draw:id="5" svg:x="5cm" svg:y="-1.153cm"/>
          <draw:glue-point draw:id="6" svg:x="5cm" svg:y="1.153cm"/>
          <draw:glue-point draw:id="7" svg:x="5cm" svg:y="3.846cm"/>
          <text:p text:style-name="P11"><text:span text:style-name="T2">Client</text:span></text:p>
          <text:p text:style-name="P11"><text:span text:style-name="T2">(Clien</text:span><text:span text:style-name="T2">t_foo)</text:span></text:p>
          <text:p text:style-name="P11"><text:span text:style-name="T2">a.k.a.</text:span></text:p>
          <text:p text:style-name="P11"><text:span text:style-name="T2">Mail </text:span><text:span text:style-name="T2">User </text:span><text:span text:style-name="T2">Agent</text:span></text:p>
          <text:p text:style-name="P11"><text:span text:style-name="T2">(MUA</text:span><text:span text:style-name="T2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xml:id="id6" draw:id="id6" draw:layer="layout" svg:width="5.08cm" svg:height="3.302cm" svg:x="30.21cm" svg:y="6.08cm">
          <draw:glue-point draw:id="4" svg:x="-5cm" svg:y="-3.846cm"/>
          <draw:glue-point draw:id="5" svg:x="-5cm" svg:y="-1.153cm"/>
          <draw:glue-point draw:id="6" svg:x="-5cm" svg:y="1.153cm"/>
          <draw:glue-point draw:id="7" svg:x="-5cm" svg:y="3.846cm"/>
          <text:p text:style-name="P11"><text:span text:style-name="T2">Client</text:span></text:p>
          <text:p text:style-name="P11"><text:span text:style-name="T2">(Client_bar)</text:span></text:p>
          <text:p text:style-name="P11"><text:span text:style-name="T2">a.k.a.</text:span></text:p>
          <text:p text:style-name="P11"><text:span text:style-name="T2">Mail User Agent</text:span></text:p>
          <text:p text:style-name="P11"><text:span text:style-name="T2">(MU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8" draw:layer="layout" draw:type="line" svg:x1="7.35cm" svg:y1="6.462cm" svg:x2="10.482cm" svg:y2="3.414cm" draw:start-shape="id5" draw:start-glue-point="4" draw:end-shape="id2" draw:end-glue-point="6" svg:d="M7350 6462l3132-3048" svg:viewBox="0 0 3133 3049">
          <text:p/>
        </draw:connector>
        <draw:connector draw:style-name="gr19" draw:text-style-name="P8" draw:layer="layout" draw:type="line" svg:x1="10.482cm" svg:y1="4.301cm" svg:x2="7.35cm" svg:y2="7.351cm" draw:start-shape="id2" draw:start-glue-point="7" draw:end-shape="id5" draw:end-glue-point="5" svg:d="M10482 4301l-3132 3050" svg:viewBox="0 0 3133 3051">
          <text:p/>
        </draw:connector>
        <draw:connector draw:style-name="gr19" draw:text-style-name="P8" draw:layer="layout" draw:type="line" svg:x1="7.35cm" svg:y1="8.111cm" svg:x2="10.526cm" svg:y2="11.034cm" draw:start-shape="id5" draw:start-glue-point="6" draw:end-shape="id1" draw:end-glue-point="9" svg:d="M7350 8111l3176 2923" svg:viewBox="0 0 3177 2924">
          <text:p/>
        </draw:connector>
        <draw:connector draw:style-name="gr19" draw:text-style-name="P8" draw:layer="layout" draw:type="line" svg:x1="10.526cm" svg:y1="11.921cm" svg:x2="7.35cm" svg:y2="9cm" draw:start-shape="id1" draw:start-glue-point="10" draw:end-shape="id5" draw:end-glue-point="7" svg:d="M10526 11921l-3176-2921" svg:viewBox="0 0 3177 2922">
          <text:p/>
        </draw:connector>
        <draw:connector draw:style-name="gr19" draw:text-style-name="P8" draw:layer="layout" draw:type="line" svg:x1="30.21cm" svg:y1="6.462cm" svg:x2="27.026cm" svg:y2="3.414cm" draw:start-shape="id6" draw:start-glue-point="4" draw:end-shape="id3" draw:end-glue-point="10" svg:d="M30210 6462l-3184-3048" svg:viewBox="0 0 3185 3049">
          <text:p/>
        </draw:connector>
        <draw:connector draw:style-name="gr19" draw:text-style-name="P8" draw:layer="layout" draw:type="line" svg:x1="27.026cm" svg:y1="4.428cm" svg:x2="30.21cm" svg:y2="7.351cm" draw:start-shape="id3" draw:start-glue-point="11" draw:end-shape="id6" draw:end-glue-point="5" svg:d="M27026 4428l3184 2923" svg:viewBox="0 0 3185 2924">
          <text:p/>
        </draw:connector>
        <draw:connector draw:style-name="gr19" draw:text-style-name="P8" draw:layer="layout" draw:type="line" svg:x1="30.21cm" svg:y1="8.111cm" svg:x2="27.026cm" svg:y2="11.034cm" draw:start-shape="id6" draw:start-glue-point="6" draw:end-shape="id4" draw:end-glue-point="8" svg:d="M30210 8111l-3184 2923" svg:viewBox="0 0 3185 2924">
          <text:p/>
        </draw:connector>
        <draw:connector draw:style-name="gr19" draw:text-style-name="P8" draw:layer="layout" draw:type="line" svg:x1="27.026cm" svg:y1="11.921cm" svg:x2="30.21cm" svg:y2="9cm" draw:start-shape="id4" draw:start-glue-point="9" draw:end-shape="id6" draw:end-glue-point="7" svg:d="M27026 11921l3184-2921" svg:viewBox="0 0 3185 2922">
          <text:p/>
        </draw:connector>
        <draw:custom-shape draw:style-name="gr20" draw:text-style-name="P10" draw:layer="layout" svg:width="0.777cm" svg:height="0.854cm" svg:x="7.999cm" svg:y="4.173cm">
          <text:list text:style-name="L3">
            <text:list-item>
              <text:p text:style-name="P9"><text:span text:style-name="T3">1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10" draw:layer="layout" svg:width="0.777cm" svg:height="0.854cm" svg:x="8.924cm" svg:y="5.798cm">
          <text:list text:style-name="L3">
            <text:list-item>
              <text:p text:style-name="P9"><text:span text:style-name="T3">2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10" draw:layer="layout" svg:width="0.777cm" svg:height="0.854cm" svg:x="8.847cm" svg:y="8.645cm">
          <text:list text:style-name="L3">
            <text:list-item>
              <text:p text:style-name="P9"><text:span text:style-name="T3">3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10" draw:layer="layout" svg:width="0.777cm" svg:height="0.854cm" svg:x="8cm" svg:y="10.322cm">
          <text:list text:style-name="L3">
            <text:list-item>
              <text:p text:style-name="P9"><text:span text:style-name="T3">4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10" draw:layer="layout" svg:width="1.053cm" svg:height="0.854cm" svg:x="28.662cm" svg:y="4.124cm">
          <text:list text:style-name="L3">
            <text:list-item>
              <text:p text:style-name="P9"><text:span text:style-name="T3">13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10" draw:layer="layout" svg:width="1.053cm" svg:height="0.854cm" svg:x="27.534cm" svg:y="5.876cm">
          <text:list text:style-name="L3">
            <text:list-item>
              <text:p text:style-name="P9"><text:span text:style-name="T3">14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10" draw:layer="layout" svg:width="1.053cm" svg:height="0.854cm" svg:x="27.534cm" svg:y="8.704cm">
          <text:list text:style-name="L3">
            <text:list-item>
              <text:p text:style-name="P9"><text:span text:style-name="T3">15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" draw:text-style-name="P10" draw:layer="layout" svg:width="1.053cm" svg:height="0.854cm" svg:x="28.662cm" svg:y="10.404cm">
          <text:list text:style-name="L3">
            <text:list-item>
              <text:p text:style-name="P9"><text:span text:style-name="T3">16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" draw:text-style-name="P15" xml:id="id7" draw:id="id7" draw:layer="layout" svg:width="3.048cm" svg:height="2.54cm" svg:x="11.541cm" svg:y="14.462cm">
          <text:p text:style-name="P14"><text:span text:style-name="T1">Store</text:span></text:p>
          <text:p text:style-name="P14"><text:span text:style-name="T1">(Store_foo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9" draw:text-style-name="P15" xml:id="id8" draw:id="id8" draw:layer="layout" svg:width="3.048cm" svg:height="2.54cm" svg:x="22.97cm" svg:y="14.463cm">
          <text:p text:style-name="P14"><text:span text:style-name="T1">Store</text:span></text:p>
          <text:p text:style-name="P14"><text:span text:style-name="T1">(Store_bar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0" draw:text-style-name="P8" draw:layer="layout" draw:type="line" svg:x1="13.065cm" svg:y1="14.462cm" svg:x2="13.056cm" svg:y2="13.192cm" draw:start-shape="id7" draw:start-glue-point="5" draw:end-shape="id1" draw:end-glue-point="2" svg:d="M13065 14462l-9-1270" svg:viewBox="0 0 10 1271">
          <text:p/>
        </draw:connector>
        <draw:connector draw:style-name="gr30" draw:text-style-name="P8" draw:layer="layout" draw:type="line" svg:x1="24.494cm" svg:y1="14.463cm" svg:x2="24.486cm" svg:y2="13.192cm" draw:start-shape="id8" draw:start-glue-point="5" draw:end-shape="id4" draw:end-glue-point="2" svg:d="M24494 14463l-8-1271" svg:viewBox="0 0 9 127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fill-image draw:name="Bitmap_20_27" draw:display-name="Bitmap 27" xlink:href="Pictures/100000000000000800000008D6650F96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50" draw:display-name="Arrowheads 50" svg:viewBox="0 0 20 13" svg:d="M0 13l10-13 10 13z"/>
    <draw:marker draw:name="Arrowheads_20_51" draw:display-name="Arrowheads 51" svg:viewBox="0 7 20 13" svg:d="M0 20l10-13 10 13z"/>
    <draw:marker draw:name="Arrowheads_20_52" draw:display-name="Arrowheads 52" svg:viewBox="0 7 20 13" svg:d="M0 20l10-13 10 13z"/>
    <draw:marker draw:name="Arrowheads_20_53" draw:display-name="Arrowheads 53" svg:viewBox="0 7 20 13" svg:d="M0 20l10-13 10 13z"/>
    <draw:marker draw:name="Arrowheads_20_54" draw:display-name="Arrowheads 54" svg:viewBox="0 7 20 13" svg:d="M0 20l10-13 10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7.592cm" fo:page-height="18.7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12-18T07:52:51.245251015</dc:date>
    <dc:creator>Igor Zboran</dc:creator>
    <meta:editing-duration>P2DT18H52M34S</meta:editing-duration>
    <meta:editing-cycles>645</meta:editing-cycles>
    <meta:generator>LibreOffice/24.8.3.2$Linux_X86_64 LibreOffice_project/e14c9fdd1f585efcbb2c5363087a99d20928d522</meta:generator>
    <meta:document-statistic meta:object-count="44"/>
  </office:meta>
</office:document-meta>
</file>